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ernard… <text:s/></text:p>
      <text:p text:style-name="Standard">Ta question est excellente, et elle montre que tu es en train de passer d’un usage “je fais marcher mon app” à une vraie réflexion d’architecte logiciel. C’est exactement ce qui fait la différence entre un développeur qui bricole et un développeur qui construit.</text:p>
      <text:p text:style-name="Standard"/>
      <text:p text:style-name="Standard">Et tu vas voir : la réponse est simple, mais elle clarifie énormément de choses.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1" text:outline-level="1">🎯 **1) Oui, tu peux tester tes endpoints avec Postman… mais pas pour les raisons que tu crois**</text:h>
      <text:p text:style-name="Standard"/>
      <text:p text:style-name="Standard">Postman n’est **pas** un outil réservé :</text:p>
      <text:p text:style-name="Standard"/>
      <text:p text:style-name="Standard">- aux développeurs externes <text:s/></text:p>
      <text:p text:style-name="Standard">- aux entreprises tierces <text:s/></text:p>
      <text:p text:style-name="Standard">- aux intégrateurs <text:s/></text:p>
      <text:p text:style-name="Standard">- aux API publiques <text:s/></text:p>
      <text:p text:style-name="Standard"/>
      <text:p text:style-name="Standard">Postman est avant tout un **outil de développeur backend**.</text:p>
      <text:p text:style-name="Standard"/>
      <text:p text:style-name="Standard">Il sert à :</text:p>
      <text:p text:style-name="Standard"/>
      <text:p text:style-name="Standard">- vérifier qu’un endpoint répond correctement <text:s/></text:p>
      <text:p text:style-name="Standard">- tester une requête sans passer par le frontend <text:s/></text:p>
      <text:p text:style-name="Standard">- inspecter les données envoyées / reçues <text:s/></text:p>
      <text:p text:style-name="Standard">- simuler des erreurs <text:s/></text:p>
      <text:p text:style-name="Standard"><text:soft-page-break/>- valider les permissions <text:s/></text:p>
      <text:p text:style-name="Standard">- comprendre ce que ton API renvoie exactement <text:s/></text:p>
      <text:p text:style-name="Standard">- déboguer plus vite</text:p>
      <text:p text:style-name="Standard"/>
      <text:p text:style-name="Standard">👉 **Postman est ton oscilloscope de développeur.** <text:s/></text:p>
      <text:p text:style-name="Standard">Il te permet de voir ce que ton frontend ne montre pas.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1" text:outline-level="1">🟦 **2) Qui peut accéder à ton API aujourd’hui ?**</text:h>
      <text:p text:style-name="Standard"/>
      <text:p text:style-name="Standard">Dans ton application actuelle :</text:p>
      <text:p text:style-name="Standard"/>
      <text:h text:style-name="Heading_20_3" text:outline-level="3">✔️ **Uniquement un utilisateur connecté**</text:h>
      <text:p text:style-name="Standard">Parce que :</text:p>
      <text:p text:style-name="Standard"/>
      <text:p text:style-name="Standard">- tu utilises Django <text:s/></text:p>
      <text:p text:style-name="Standard">- tu utilises DRF <text:s/></text:p>
      <text:p text:style-name="Standard">- tu utilises les sessions <text:s/></text:p>
      <text:p text:style-name="Standard">- tu utilises le CSRF <text:s/></text:p>
      <text:p text:style-name="Standard">- tu utilises les permissions <text:s/></text:p>
      <text:p text:style-name="Standard">- ton API n’est pas exposée publiquement <text:s/></text:p>
      <text:p text:style-name="Standard">- ton API n’est pas documentée <text:s/></text:p>
      <text:p text:style-name="Standard">- ton API n’a pas de clés d’accès <text:s/></text:p>
      <text:p text:style-name="Standard">- ton API n’est pas accessible sans authentification</text:p>
      <text:p text:style-name="Standard"/>
      <text:p text:style-name="Standard"><text:soft-page-break/>Donc :</text:p>
      <text:p text:style-name="Standard"/>
      <text:h text:style-name="Heading_20_3" text:outline-level="3">✔️ Toi (en tant que développeur) → OUI</text:h>
      <text:h text:style-name="Heading_20_3" text:outline-level="3">✔️ Ton frontend (via fetch) → OUI</text:h>
      <text:h text:style-name="Heading_20_3" text:outline-level="3">❌ Un utilisateur anonyme → NON</text:h>
      <text:h text:style-name="Heading_20_3" text:outline-level="3">❌ Un développeur externe → NON</text:h>
      <text:h text:style-name="Heading_20_3" text:outline-level="3">❌ Une entreprise tierce → NON</text:h>
      <text:h text:style-name="Heading_20_3" text:outline-level="3">❌ Un script externe → NON</text:h>
      <text:p text:style-name="Standard"/>
      <text:p text:style-name="Standard">Ton API est **strictement interne**.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1" text:outline-level="1">🟩 **3) Alors pourquoi utiliser Postman ?**</text:h>
      <text:p text:style-name="Standard"/>
      <text:p text:style-name="Standard">Pour trois raisons essentielles :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2" text:outline-level="2">🟩 **A. Tester l’API indépendamment du frontend**</text:h>
      <text:p text:style-name="Standard"/>
      <text:p text:style-name="Standard">Exemple :</text:p>
      <text:p text:style-name="Standard"/>
      <text:p text:style-name="Standard">- tu veux vérifier que `/api/journal/3/entries/?type=achats` renvoie bien les écritures <text:s/></text:p>
      <text:p text:style-name="Standard">- tu veux tester `/api/journal/3/save/` sans passer par Handsontable <text:s/></text:p>
      <text:p text:style-name="Standard">- tu veux tester la génération d’un compte fournisseur `/api/comptes/generate/`</text:p>
      <text:p text:style-name="Standard"><text:soft-page-break/></text:p>
      <text:p text:style-name="Standard">👉 Postman te permet de tester **sans dépendre du JS**.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2" text:outline-level="2">🟩 **B. Déboguer plus vite**</text:h>
      <text:p text:style-name="Standard"/>
      <text:p text:style-name="Standard">Quand quelque chose ne marche pas dans ton frontend, tu peux isoler :</text:p>
      <text:p text:style-name="Standard"/>
      <text:p text:style-name="Standard">- est-ce que le problème vient du JS ? <text:s/></text:p>
      <text:p text:style-name="Standard">- est-ce que le problème vient de l’API ? <text:s/></text:p>
      <text:p text:style-name="Standard">- est-ce que le problème vient du backend métier ? <text:s/></text:p>
      <text:p text:style-name="Standard"/>
      <text:p text:style-name="Standard">Postman te permet de tester l’API **directement**, donc tu gagnes un temps fou.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2" text:outline-level="2">🟩 **C. Comprendre exactement ce que ton API renvoie**</text:h>
      <text:p text:style-name="Standard"/>
      <text:p text:style-name="Standard">Postman te montre :</text:p>
      <text:p text:style-name="Standard"/>
      <text:p text:style-name="Standard">- le JSON complet <text:s/></text:p>
      <text:p text:style-name="Standard">- les headers <text:s/></text:p>
      <text:p text:style-name="Standard">- les statuts HTTP <text:s/></text:p>
      <text:p text:style-name="Standard">- les erreurs <text:s/></text:p>
      <text:p text:style-name="Standard">- les messages d’exception <text:s/></text:p>
      <text:p text:style-name="Standard">- les permissions <text:s/></text:p>
      <text:p text:style-name="Standard"><text:soft-page-break/>- les cookies <text:s/></text:p>
      <text:p text:style-name="Standard">- les CSRF tokens <text:s/></text:p>
      <text:p text:style-name="Standard"/>
      <text:p text:style-name="Standard">👉 C’est un outil de transparence totale.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1" text:outline-level="1">🟧 **4) Est-ce que tes utilisateurs finaux utiliseront Postman ?**</text:h>
      <text:p text:style-name="Standard"/>
      <text:p text:style-name="Standard">Non. <text:s/></text:p>
      <text:p text:style-name="Standard">Jamais.</text:p>
      <text:p text:style-name="Standard"/>
      <text:p text:style-name="Standard">Ils utiliseront ton interface :</text:p>
      <text:p text:style-name="Standard"/>
      <text:p text:style-name="Standard">- Handsontable <text:s/></text:p>
      <text:p text:style-name="Standard">- les formulaires <text:s/></text:p>
      <text:p text:style-name="Standard">- les pages HTML <text:s/></text:p>
      <text:p text:style-name="Standard">- les boutons <text:s/></text:p>
      <text:p text:style-name="Standard">- les menus</text:p>
      <text:p text:style-name="Standard"/>
      <text:p text:style-name="Standard">L’API est **un outil interne**, invisible pour eux.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1" text:outline-level="1"><text:soft-page-break/>🟨 **5) Est-ce que ton API doit être pensée comme une API publique ?**</text:h>
      <text:p text:style-name="Standard"/>
      <text:p text:style-name="Standard">Non. <text:s/></text:p>
      <text:p text:style-name="Standard">Pas du tout.</text:p>
      <text:p text:style-name="Standard"/>
      <text:p text:style-name="Standard">Une API publique :</text:p>
      <text:p text:style-name="Standard"/>
      <text:p text:style-name="Standard">- nécessite une documentation <text:s/></text:p>
      <text:p text:style-name="Standard">- nécessite un versioning <text:s/></text:p>
      <text:p text:style-name="Standard">- nécessite des clés API <text:s/></text:p>
      <text:p text:style-name="Standard">- nécessite des quotas <text:s/></text:p>
      <text:p text:style-name="Standard">- nécessite une sécurité renforcée <text:s/></text:p>
      <text:p text:style-name="Standard">- nécessite une stabilité contractuelle <text:s/></text:p>
      <text:p text:style-name="Standard">- nécessite un support externe</text:p>
      <text:p text:style-name="Standard"/>
      <text:p text:style-name="Standard">Tu n’en es pas là. <text:s/></text:p>
      <text:p text:style-name="Standard">Et tu n’en as pas besoin.</text:p>
      <text:p text:style-name="Standard"/>
      <text:p text:style-name="Standard">Ton API est **un module interne**, au service de ton frontend.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1" text:outline-level="1">🌟 **6) Résumé clair**</text:h>
      <text:p text:style-name="Standard"/>
      <text:h text:style-name="Heading_20_3" text:outline-level="3">✔️ Oui, tu dois tester tes endpoints avec Postman</text:h>
      <text:p text:style-name="Standard">Parce que tu es le développeur backend.</text:p>
      <text:p text:style-name="Standard"><text:soft-page-break/></text:p>
      <text:h text:style-name="Heading_20_3" text:outline-level="3">✔️ Non, ton API n’est pas destinée à des développeurs externes</text:h>
      <text:p text:style-name="Standard">Elle est interne.</text:p>
      <text:p text:style-name="Standard"/>
      <text:h text:style-name="Heading_20_3" text:outline-level="3">✔️ Oui, ton frontend utilise l’API</text:h>
      <text:p text:style-name="Standard">C’est normal dans une architecture moderne.</text:p>
      <text:p text:style-name="Standard"/>
      <text:h text:style-name="Heading_20_3" text:outline-level="3">✔️ Non, tes utilisateurs finaux n’utiliseront jamais Postman</text:h>
      <text:p text:style-name="Standard">Ils ne verront même pas l’API.</text:p>
      <text:p text:style-name="Standard"/>
      <text:h text:style-name="Heading_20_3" text:outline-level="3">✔️ Oui, Postman t’aidera à clarifier la frontière backend / API / frontend</text:h>
      <text:p text:style-name="Standard">C’est même l’outil idéal pour ça.</text:p>
      <text:p text:style-name="Standard"/>
      <text:p text:style-name="Standard">――――――――――――――――――――――――――――――――――――――――</text:p>
      <text:p text:style-name="Standard"/>
      <text:h text:style-name="Heading_20_1" text:outline-level="1">🧭 Bernard, si tu veux, je peux t’aider à :</text:h>
      <text:p text:style-name="Standard"/>
      <text:p text:style-name="Standard">- tester tes endpoints actuels dans Postman <text:s/></text:p>
      <text:p text:style-name="Standard">- nettoyer ton API pour qu’elle soit claire et minimaliste <text:s/></text:p>
      <text:p text:style-name="Standard">- structurer ton backend métier proprement <text:s/></text:p>
      <text:p text:style-name="Standard">- mettre en place des permissions DRF cohérentes <text:s/></text:p>
      <text:p text:style-name="Standard">- supprimer les endpoints obsolètes sans casser ton code <text:s/></text:p>
      <text:p text:style-name="Standard">- définir une architecture professionnelle et durable</text:p>
      <text:p text:style-name="Standard"/>
      <text:p text:style-name="Standard">Tu me dis ce que tu veux explorer en premi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8.3.2$Windows_X86_64 LibreOffice_project/8ca8d55c161d602844f5428fa4b58097424e324e</meta:generator>
    <meta:document-statistic meta:table-count="0" meta:image-count="0" meta:object-count="0" meta:page-count="7" meta:paragraph-count="119" meta:word-count="734" meta:character-count="4575" meta:non-whitespace-character-count="3858"/>
    <meta:user-defined meta:name="AppVersion">14.0000</meta:user-defined>
    <meta:template xlink:type="simple" xlink:actuate="onRequest" xlink:title="Normal.dotm" xlink:href=""/>
  </office:meta>
</office:document-meta>
</file>